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1">
  <office:scripts/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/>
    <style:style style:name="P3" style:family="paragraph" style:parent-style-name="Text_20_body" style:list-style-name="L1"/>
    <style:style style:name="P4" style:family="paragraph" style:parent-style-name="Text_20_body" style:list-style-name="L1"/>
    <style:style style:name="P5" style:family="paragraph" style:parent-style-name="Text_20_body" style:list-style-name="L1"/>
    <style:style style:name="P6" style:family="paragraph" style:parent-style-name="Text_20_body" style:list-style-name="L8"/>
    <style:style style:name="P7" style:family="paragraph" style:parent-style-name="Text_20_body" style:list-style-name="L9"/>
    <style:style style:name="P8" style:family="paragraph" style:parent-style-name="Text_20_body" style:list-style-name="L9"/>
    <style:style style:name="P9" style:family="paragraph" style:parent-style-name="Title" style:master-page-name="Standard">
      <style:paragraph-properties style:page-number="auto"/>
    </style:style>
    <style:style style:name="T1" style:family="text">
      <style:text-properties fo:font-weight="bold" style:font-weight-asian="bol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Bullet_20_Symbols" text:bullet-char="◦">
        <style:list-level-properties text:space-before="1.27cm" text:min-label-width="0.635cm"/>
      </text:list-level-style-bullet>
      <text:list-level-style-bullet text:level="3" text:style-name="Bullet_20_Symbols" text:bullet-char="▪">
        <style:list-level-properties text:space-before="1.905cm" text:min-label-width="0.635cm"/>
      </text:list-level-style-bullet>
      <text:list-level-style-bullet text:level="4" text:style-name="Bullet_20_Symbols" text:bullet-char="•">
        <style:list-level-properties text:space-before="2.54cm" text:min-label-width="0.635cm"/>
      </text:list-level-style-bullet>
      <text:list-level-style-bullet text:level="5" text:style-name="Bullet_20_Symbols" text:bullet-char="◦">
        <style:list-level-properties text:space-before="3.175cm" text:min-label-width="0.635cm"/>
      </text:list-level-style-bullet>
      <text:list-level-style-bullet text:level="6" text:style-name="Bullet_20_Symbols" text:bullet-char="▪">
        <style:list-level-properties text:space-before="3.81cm" text:min-label-width="0.635cm"/>
      </text:list-level-style-bullet>
      <text:list-level-style-bullet text:level="7" text:style-name="Bullet_20_Symbols" text:bullet-char="•">
        <style:list-level-properties text:space-before="4.445cm" text:min-label-width="0.635cm"/>
      </text:list-level-style-bullet>
      <text:list-level-style-bullet text:level="8" text:style-name="Bullet_20_Symbols" text:bullet-char="◦">
        <style:list-level-properties text:space-before="5.08cm" text:min-label-width="0.635cm"/>
      </text:list-level-style-bullet>
      <text:list-level-style-bullet text:level="9" text:style-name="Bullet_20_Symbols" text:bullet-char="▪">
        <style:list-level-properties text:space-before="5.715cm" text:min-label-width="0.635cm"/>
      </text:list-level-style-bullet>
      <text:list-level-style-bullet text:level="10" text:style-name="Bullet_20_Symbols" text:bullet-char="•">
        <style:list-level-properties text:space-before="6.35cm" text:min-label-width="0.635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seudo-Code</text:p>
      <text:h text:style-name="Heading_20_1" text:outline-level="1">Breeding Algorithm:</text:h>
      <text:list text:style-name="L1">
        <text:list-item>
          <text:p text:style-name="P1">Receive father as parameter (who to breed the female monster with).</text:p>
        </text:list-item>
        <text:list-item>
          <text:p text:style-name="P1">Generate the number of children bred by obtaining the square root of the result from multiplying the fertility rate of the mother and father monsters.</text:p>
        </text:list-item>
        <text:list-item>
          <text:p text:style-name="P1">Initialise array of monster children to the size of the number of children bred provided by the step above.</text:p>
        </text:list-item>
        <text:list-item>
          <text:p text:style-name="P1">While number of new added children &lt; number of children bred:</text:p>
          <text:list>
            <text:list-item>
              <text:p text:style-name="P1">Create a new monster.</text:p>
            </text:list-item>
            <text:list-item>
              <text:p text:style-name="P1">Randomise whether monster is a male of female.</text:p>
            </text:list-item>
            <text:list-item>
              <text:p text:style-name="P1">Initialise age rate by using crossover and mutation (see at bottom for explanation).</text:p>
            </text:list-item>
            <text:list-item>
              <text:p text:style-name="P1">Initialise strength by using crossover and mutation (see at bottom for explanation).</text:p>
            </text:list-item>
            <text:list-item>
              <text:p text:style-name="P1">Initialise evade by using crossover and mutation (see at bottom for explanation).</text:p>
            </text:list-item>
            <text:list-item>
              <text:p text:style-name="P1">Initialise toughness by using crossover and mutation (see at bottom for explanation).</text:p>
            </text:list-item>
            <text:list-item>
              <text:p text:style-name="P1">Initialise fertility by using crossover and mutation (see at bottom for explanation).</text:p>
            </text:list-item>
            <text:list-item>
              <text:p text:style-name="P1">Initialise injury chance by using crossover and mutation (see at bottom for explanation).</text:p>
            </text:list-item>
            <text:list-item>
              <text:p text:style-name="P1">Initialise date of birth with system date.</text:p>
            </text:list-item>
            <text:list-item>
              <text:p text:style-name="P1">Initialise monster ID with an integer value.</text:p>
            </text:list-item>
            <text:list-item>
              <text:p text:style-name="P1">Initialise owned ID with integer value of owner.</text:p>
            </text:list-item>
            <text:list-item>
              <text:p text:style-name="P1">Add new monster to array of monster children.</text:p>
            </text:list-item>
          </text:list>
        </text:list-item>
        <text:list-item>
          <text:p text:style-name="P1">Return array of monster children.</text:p>
        </text:list-item>
      </text:list>
      <text:p text:style-name="Text_20_body"/>
      <text:p text:style-name="Text_20_body">Where:</text:p>
      <text:p text:style-name="Text_20_body">Crossover is the genetic crossover operator which has a 50% chance of returning the first argument and a 50% chance of returning the second argument.</text:p>
      <text:p text:style-name="Text_20_body">Mutation is a random number between 0 and 1 inclusive with a binomial distribution (p = ½).</text:p>
      <text:p text:style-name="Text_20_body"/>
      <text:p text:style-name="Text_20_body"/>
      <text:h text:style-name="Heading_20_1" text:outline-level="1"><text:soft-page-break/>Ageing Algorithm:</text:h>
      <text:p text:style-name="Text_20_body">Every time a monster is evaluated (e.g. every time the stable is viewed):</text:p>
      <text:list text:style-name="L8">
        <text:list-item>
          <text:p text:style-name="P6">Compare the monster's date of birth with the system date.</text:p>
        </text:list-item>
        <text:list-item>
          <text:p text:style-name="P6">Decrease the health of the monster based on the difference between its date of birth and the system date.</text:p>
        </text:list-item>
        <text:list-item>
          <text:p text:style-name="P6">If after the health deduction the monster's health is &lt;= 0 the monster will be classed as dead and deleted.</text:p>
        </text:list-item>
      </text:list>
      <text:h text:style-name="Heading_20_1" text:outline-level="1">Fighting Algorithm:</text:h>
      <text:p text:style-name="Text_20_body">Once battle request has been accepted:</text:p>
      <text:list text:style-name="L9">
        <text:list-item>
          <text:p text:style-name="P7">Add both monsters to a new array of battle monsters.</text:p>
        </text:list-item>
        <text:list-item>
          <text:p text:style-name="P7">Make sure both monsters' details are up-to-date.</text:p>
        </text:list-item>
        <text:list-item>
          <text:p text:style-name="P7">While there are still 2 monsters in the array of battle monsters (meaning both monsters are still alive):</text:p>
          <text:list>
            <text:list-item>
              <text:p text:style-name="P7">Randomly select which monster attacks this go.</text:p>
            </text:list-item>
            <text:list-item>
              <text:p text:style-name="P7">Calculate damage to other monster using:</text:p>
              <text:list>
                <text:list-item>
                  <text:p text:style-name="P7">Monster aggression * monster strength * (1 – defence of other monster) * a random value.</text:p>
                </text:list-item>
              </text:list>
            </text:list-item>
            <text:list-item>
              <text:p text:style-name="P7">Update injury to other monster with damage calculated above.</text:p>
            </text:list-item>
            <text:list-item>
              <text:p text:style-name="P7">If the injury to the other monster is &gt; the base health of the other monster:</text:p>
              <text:list>
                <text:list-item>
                  <text:p text:style-name="P7">The other monster dies and is removed/deleted from the array of battle monsters.</text:p>
                </text:list-item>
              </text:list>
            </text:list-item>
          </text:list>
        </text:list-item>
        <text:list-item>
          <text:p text:style-name="P7">Return result of batt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fo:font-size="13pt" fo:font-weight="bold" style:font-size-asian="13pt" style:font-weight-asian="bold" style:font-size-complex="13pt" style:font-weight-complex="bold"/>
    </style:style>
    <style:style style:name="Title" style:family="paragraph" style:parent-style-name="Standard" style:next-style-name="Subtitle" style:class="chapter">
      <style:paragraph-properties fo:margin-top="0cm" fo:margin-bottom="0.529cm" fo:line-height="100%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_20__28_Web_29_" style:display-name="Normal (Web)" style:family="paragraph" style:parent-style-name="Standard">
      <style:paragraph-properties fo:margin-top="0.176cm" fo:margin-bottom="0.176cm" fo:line-height="100%"/>
      <style:text-properties style:font-name="Times New Roman" fo:font-size="12pt" style:font-size-asian="12pt" style:language-asian="en" style:country-asian="GB" style:font-size-complex="12pt"/>
    </style:style>
    <style:style style:name="Balloon_20_Text" style:display-name="Balloon Text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No_20_Spacing" style:display-name="No Spacing" style:family="paragraph">
      <style:paragraph-properties fo:margin-top="0cm" fo:margin-bottom="0cm" fo:line-height="100%" fo:orphans="2" fo:widows="2" style:writing-mode="lr-tb"/>
      <style:text-properties style:use-window-font-color="true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fo:font-size="26pt" fo:letter-spacing="0.009cm" style:letter-kerning="true" style:font-size-asian="26pt" style:font-size-complex="26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4f81bd" fo:font-size="13pt" fo:font-weight="bold" style:font-size-asian="13pt" style:font-weight-asian="bold" style:font-size-complex="13pt" style:font-weight-complex="bold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size-asian="14pt" style:font-weight-asian="bold" style:font-size-complex="14pt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4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5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6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7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8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9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0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1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2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3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4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5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6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7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8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9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20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21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22">
      <text:list-level-style-bullet text:level="1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" text:bullet-char="">
        <style:list-level-properties/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/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/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/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/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/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/>
        <style:text-properties fo:font-family="Wingdings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weight="bold" style:font-weight-asian="bold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Chris Savill – chs17<text:tab/><text:tab/>CS22120: Software Development <text:tab/><text:tab/>Life-Cycle</text:p>
      </style:header>
      <style:footer>
        <text:p text:style-name="Footer">Student ID: 110122180<text:tab/><text:tab/>Page <text:span text:style-name="MT1"><text:page-number style:num-format="1" text:select-page="current">2</text:page-number></text:span> of <text:span text:style-name="MT1"><text:page-count style:num-format="1"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editing-cycles>12</meta:editing-cycles>
    <meta:creation-date>2012-11-23T21:07:55</meta:creation-date>
    <meta:editing-duration>PT46M44S</meta:editing-duration>
    <meta:generator>LibreOffice/3.6$Linux_x86 LibreOffice_project/360m1$Build-2</meta:generator>
    <meta:initial-creator>Chris Savill</meta:initial-creator>
    <dc:date>2012-11-23T22:09:49</dc:date>
    <dc:creator>Chris Savill</dc:creator>
    <meta:document-statistic meta:table-count="0" meta:image-count="0" meta:object-count="0" meta:page-count="2" meta:paragraph-count="41" meta:word-count="457" meta:character-count="2632" meta:non-whitespace-character-count="224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